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15cm" svg:height="1.723cm" svg:x="11.776cm" svg:y="3.22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15cm" svg:height="1.723cm" svg:x="17.776cm" svg:y="3.2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17.776cm" svg:y="7.0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684cm" svg:y1="7.023cm" svg:x2="18.684cm" svg:y2="4.946cm" draw:start-shape="id1" draw:start-glue-point="4" draw:end-shape="id2" draw:end-glue-point="8" svg:d="M18684 7023v-2077" svg:viewBox="0 0 1 2078">
          <text:p text:style-name="P1">1 <text:s text:c="2"/></text:p>
        </draw:connector>
        <draw:connector draw:style-name="gr2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ustom-shape draw:style-name="gr1" draw:text-style-name="P2" xml:id="id5" draw:id="id5" draw:layer="layout" svg:width="1.815cm" svg:height="1.723cm" svg:x="11.508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5.508cm" svg:y="14.96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323cm" svg:y1="15.83cm" svg:x2="15.508cm" svg:y2="15.83cm" draw:start-shape="id5" draw:start-glue-point="10" draw:end-shape="id6" draw:end-glue-point="6" svg:d="M13323 15830h2185" svg:viewBox="0 0 2186 1">
          <text:p text:style-name="P1">1</text:p>
          <text:p text:style-name="P1"/>
        </draw:connector>
        <draw:frame draw:style-name="gr3" draw:text-style-name="P3" draw:layer="layout" svg:width="1.268cm" svg:height="1.71cm" svg:x="9.239cm" svg:y="15.199cm">
          <draw:text-box>
            <text:p><text:span text:style-name="T2">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9:36.138615296</dc:date>
    <dc:creator>elucterio </dc:creator>
    <meta:editing-duration>PT2H43M50S</meta:editing-duration>
    <meta:editing-cycles>8</meta:editing-cycles>
    <meta:generator>LibreOffice/4.2.8.2$Linux_X86_64 LibreOffice_project/420m0$Build-2</meta:generator>
    <meta:document-statistic meta:object-count="12"/>
  </office:meta>
</office:document-meta>
</file>